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187a" officeooo:paragraph-rsid="000b187a"/>
    </style:style>
    <style:style style:name="P2" style:family="paragraph" style:parent-style-name="Standard">
      <style:text-properties officeooo:rsid="000d085d" officeooo:paragraph-rsid="000d085d"/>
    </style:style>
    <style:style style:name="P3" style:family="paragraph" style:parent-style-name="Standard">
      <style:text-properties officeooo:rsid="000e020c" officeooo:paragraph-rsid="000e020c"/>
    </style:style>
    <style:style style:name="P4" style:family="paragraph" style:parent-style-name="Standard">
      <style:text-properties officeooo:rsid="000e8dfa" officeooo:paragraph-rsid="000e8dfa"/>
    </style:style>
    <style:style style:name="P5" style:family="paragraph" style:parent-style-name="Standard">
      <style:text-properties officeooo:rsid="00108510" officeooo:paragraph-rsid="00108510"/>
    </style:style>
    <style:style style:name="P6" style:family="paragraph" style:parent-style-name="Standard">
      <style:text-properties officeooo:rsid="0012318e" officeooo:paragraph-rsid="0012318e"/>
    </style:style>
    <style:style style:name="P7" style:family="paragraph" style:parent-style-name="Standard">
      <style:text-properties officeooo:rsid="0012eebc" officeooo:paragraph-rsid="0012eebc"/>
    </style:style>
    <style:style style:name="P8" style:family="paragraph" style:parent-style-name="Standard">
      <style:text-properties officeooo:rsid="001657c3" officeooo:paragraph-rsid="001657c3"/>
    </style:style>
    <style:style style:name="P9" style:family="paragraph" style:parent-style-name="Standard">
      <style:text-properties officeooo:rsid="00180b9f" officeooo:paragraph-rsid="00180b9f"/>
    </style:style>
    <style:style style:name="P10" style:family="paragraph" style:parent-style-name="Standard">
      <style:text-properties officeooo:rsid="00188980" officeooo:paragraph-rsid="00188980"/>
    </style:style>
    <style:style style:name="P11" style:family="paragraph" style:parent-style-name="Standard">
      <style:paragraph-properties fo:text-align="center" style:justify-single-word="false"/>
      <style:text-properties officeooo:rsid="00188980" officeooo:paragraph-rsid="00188980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88b4c" officeooo:paragraph-rsid="00188b4c" style:font-weight-asian="bold" style:font-weight-complex="bold"/>
    </style:style>
    <style:style style:name="T1" style:family="text">
      <style:text-properties officeooo:rsid="000e020c"/>
    </style:style>
    <style:style style:name="T2" style:family="text">
      <style:text-properties officeooo:rsid="000e8dfa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dvanced College of Engineering and Management</text:p>
      <text:p text:style-name="P11">Lab Manual</text:p>
      <text:p text:style-name="P11">Subject : Data Structure and Algorithm</text:p>
      <text:p text:style-name="P11">Prepared By : Er. Dhiraj Pyakurel</text:p>
      <text:p text:style-name="P11"/>
      <text:p text:style-name="P12">Students are adviced to mention the following in their lab reports:</text:p>
      <text:p text:style-name="P12">Lab Title</text:p>
      <text:p text:style-name="P12">Objectives</text:p>
      <text:p text:style-name="P12">Related Theory</text:p>
      <text:p text:style-name="P12">Diagrams and Tables (if any)</text:p>
      <text:p text:style-name="P12">Codes</text:p>
      <text:p text:style-name="P12">Outputs</text:p>
      <text:p text:style-name="P12">Discussion and Conclusions.</text:p>
      <text:p text:style-name="P12"/>
      <text:p text:style-name="P10"/>
      <text:p text:style-name="P1">Lab 1 : Revision of C Programming</text:p>
      <text:p text:style-name="P1"/>
      <text:p text:style-name="P1">1. Write a program to add two numbers in C- programming. (Formatted input/outpur, Unformatted input/output)</text:p>
      <text:p text:style-name="P1">2. Write a program to display n natural number(upto 100) and find their sum(using loop).</text:p>
      <text:p text:style-name="P1">3. Write a program to add all the elements of array.(Both static and dynamic )</text:p>
      <text:p text:style-name="P1">4. Write a program to find area of square and rectangle using functions.</text:p>
      <text:p text:style-name="P1">5.Write a program to add two numbers using pointers.</text:p>
      <text:p text:style-name="P1"/>
      <text:p text:style-name="P2">Lab 2: Stack</text:p>
      <text:p text:style-name="P2"/>
      <text:p text:style-name="P2">1. Write a program to implement stack Operations.</text:p>
      <text:p text:style-name="P2"/>
      <text:p text:style-name="P2">Lab 3. Stack Cont.</text:p>
      <text:p text:style-name="P2"/>
      <text:p text:style-name="P2">1. Write a program to convert.</text:p>
      <text:p text:style-name="P2"><text:tab/>a. postfix to infix expression</text:p>
      <text:p text:style-name="P2"><text:tab/>b. infix to prefix expression</text:p>
      <text:p text:style-name="P2"><text:tab/>c. infix to postfix expression </text:p>
      <text:p text:style-name="P2">2. Write a program to evaluate postfix expressions.</text:p>
      <text:p text:style-name="P2"/>
      <text:p text:style-name="P2">Lab 4 : <text:span text:style-name="T1">Queue</text:span></text:p>
      <text:p text:style-name="P3"/>
      <text:p text:style-name="P3">1. Write a program for array implementation of linear queue.</text:p>
      <text:p text:style-name="P3">2. Write a program to implement circular queue with scarifying one cell in C.</text:p>
      <text:p text:style-name="P3">3. Write a program to implement circular queue without scarigying one cell in C.</text:p>
      <text:p text:style-name="P3">4. Implement ascending priority queue in C.</text:p>
      <text:p text:style-name="P3"/>
      <text:p text:style-name="P3">lab 5: <text:span text:style-name="T2">Recursion</text:span></text:p>
      <text:p text:style-name="P3"/>
      <text:p text:style-name="P4">1. WAP to calculate factorial of a number using recursive function.</text:p>
      <text:p text:style-name="P4">2.WAP to generate Fibonacci series upto n terms using recursive function.</text:p>
      <text:p text:style-name="P4">3. WAP to find nth term of fibonacci series using recursion.</text:p>
      <text:p text:style-name="P4">4. WAP to find sum of first n natural numbers using recursion.</text:p>
      <text:p text:style-name="P4"><text:soft-page-break/>5. WAP to find reverse of a given number using recursion.</text:p>
      <text:p text:style-name="P4">6. WAP to find reverse of a given string using recursion.</text:p>
      <text:p text:style-name="P4"/>
      <text:p text:style-name="P4">Lab 6 : Recursion Contd</text:p>
      <text:p text:style-name="P4"/>
      <text:p text:style-name="P4">1.Implement Solution of tower of Hanoi using recursion.</text:p>
      <text:p text:style-name="P4">2.WAP to find the Highest common factor(greatest common divisor) of any two numbers by using recursion.</text:p>
      <text:p text:style-name="P4">3.WAP to find value of x<text:span text:style-name="T3">n </text:span><text:span text:style-name="T4">(Where x and n are any two numbers) by using recursion.</text:span></text:p>
      <text:p text:style-name="P5">4. WAP to find given number is palindrome or not .</text:p>
      <text:p text:style-name="P5">5. WAP to find given string is palindrome or not. (Note string “madam” is palindrome but “laxmi ” is not.)</text:p>
      <text:p text:style-name="P5">6. WAP to implement tail recursion.</text:p>
      <text:p text:style-name="P5"/>
      <text:p text:style-name="P5"/>
      <text:p text:style-name="P6">Lab 7 : List </text:p>
      <text:p text:style-name="P6"/>
      <text:p text:style-name="P6">1. Write a program to implement list and its operations.</text:p>
      <text:p text:style-name="P6">2.Write a program to perform following operation in singly linked list</text:p>
      <text:p text:style-name="P6"><text:tab/>1.Insert at first position</text:p>
      <text:p text:style-name="P6"><text:tab/>2.Insert at given position</text:p>
      <text:p text:style-name="P6"><text:tab/>3.Insert at last position</text:p>
      <text:p text:style-name="P6"><text:tab/>4. Delete first</text:p>
      <text:p text:style-name="P6"><text:tab/>5.Delete last</text:p>
      <text:p text:style-name="P6">3. Write a program to perform following operation in doubly linked list</text:p>
      <text:p text:style-name="P6"><text:tab/>1.Insert at first position</text:p>
      <text:p text:style-name="P6"><text:tab/>2.Insert at given position</text:p>
      <text:p text:style-name="P6"><text:tab/>3.Insert at last position</text:p>
      <text:p text:style-name="P6"><text:tab/>4. Delete first</text:p>
      <text:p text:style-name="P6"><text:tab/>5.Delete last</text:p>
      <text:p text:style-name="P6"/>
      <text:p text:style-name="P6">lab 8 : Sorting</text:p>
      <text:p text:style-name="P6"/>
      <text:p text:style-name="P7">1. WAP to implement bubble sort.</text:p>
      <text:p text:style-name="P7">2.WAP to implement selection sort.</text:p>
      <text:p text:style-name="P7">3. WAP to implement insertion sort.</text:p>
      <text:p text:style-name="P7">4. WAP to implement quick sort.</text:p>
      <text:p text:style-name="P7">5.WAP to implement merge sort.</text:p>
      <text:p text:style-name="P7">6.WAP to implement shell sort.</text:p>
      <text:p text:style-name="P7">7. WAP to implement radix sort.</text:p>
      <text:p text:style-name="P7">8. WAP to implement heap sort.</text:p>
      <text:p text:style-name="P7"/>
      <text:p text:style-name="P8">Lab 9 : Searching and Hashing</text:p>
      <text:p text:style-name="P8"/>
      <text:p text:style-name="P8">1.WAP to implement sequential search.</text:p>
      <text:p text:style-name="P8">2.WAP to implement binary search.</text:p>
      <text:p text:style-name="P8">3.WAP to implement linear probing.</text:p>
      <text:p text:style-name="P8"/>
      <text:p text:style-name="P9">Lab 10.Trees and Graphs</text:p>
      <text:p text:style-name="P9"><text:soft-page-break/></text:p>
      <text:p text:style-name="P9">1. WAP to perform following operations in Binary Search Tree</text:p>
      <text:p text:style-name="P9"><text:tab/>1.Insert as Root</text:p>
      <text:p text:style-name="P9"><text:tab/>2. insert Element</text:p>
      <text:p text:style-name="P9"><text:tab/>3.Preorder Traversal<text:tab/></text:p>
      <text:p text:style-name="P9"><text:tab/>4.Inorder Traversal<text:tab/><text:tab/></text:p>
      <text:p text:style-name="P9"><text:tab/>5.Postorder Traversal</text:p>
      <text:p text:style-name="P9"><text:tab/>6.Print Leaf Nodes</text:p>
      <text:p text:style-name="P9"><text:tab/>7.Print one child nodes</text:p>
      <text:p text:style-name="P9"><text:tab/>8. Print tow child nodes</text:p>
      <text:p text:style-name="P9"><text:tab/>9. count nodes</text:p>
      <text:p text:style-name="P9"><text:tab/></text:p>
      <text:p text:style-name="P9">2.WAP to implement Breadth First Search(BFS)</text:p>
      <text:p text:style-name="P9">3. WAP to implement Deapth First Search (DFS)</text:p>
      <text:p text:style-name="P9">4. Implement Kruskal’s algorithm to find Minimum Spanning Tree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9:51:44.847482980</meta:creation-date>
    <dc:date>2022-12-03T10:55:46.483248792</dc:date>
    <meta:editing-duration>PT41M4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572" meta:character-count="3347" meta:non-whitespace-character-count="2833"/>
  </office:meta>
</office:document-meta>
</file>